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Variance</math:mi>
        <math:mo math:stretchy="false">=</math:mo>
        <math:mi>V</math:mi>
      </math:mrow>
      <math:mrow>
        <math:mrow>
          <math:mo math:stretchy="false">(</math:mo>
          <math:mi>X</math:mi>
          <math:mo math:stretchy="false">)</math:mo>
        </math:mrow>
        <math:mo math:stretchy="false">=</math:mo>
        <math:mfrac>
          <math:mrow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i>k</math:mi>
              </math:munderover>
              <math:msub>
                <math:mi>n</math:mi>
                <math:mi>i</math:mi>
              </math:msub>
            </math:mrow>
            <math:mn>.</math:mn>
            <math:msup>
              <math:mrow>
                <math:mo math:stretchy="false">(</math:mo>
                <math:mrow>
                  <math:msub>
                    <math:mi>x</math:mi>
                    <math:mi>i</math:mi>
                  </math:msub>
                  <math:mo math:stretchy="false">−</math:mo>
                  <math:mover math:accent="true">
                    <math:mi>x</math:mi>
                    <math:mo math:stretchy="false">ˉ</math:mo>
                  </math:mover>
                </math:mrow>
                <math:mo math:stretchy="false">)</math:mo>
              </math:mrow>
              <math:mn>2</math:mn>
            </math:msup>
          </math:mrow>
          <math:mi>N</math:mi>
        </math:mfrac>
      </math:mrow>
    </math:mrow>
    <math:annotation math:encoding="StarMath 5.0">Variance = V(X) =  {sum from {i=1} to {k} {n_i}.( x_i - bar x)^2 } over N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